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end" style:page-number="1"/>
      <style:text-properties fo:language="pt" fo:country="BR"/>
    </style:style>
    <style:style style:name="P3" style:parent-style-name="Título" style:family="paragraph">
      <style:paragraph-properties fo:text-align="end"/>
      <style:text-properties fo:language="pt" fo:country="BR"/>
    </style:style>
    <style:style style:name="P4" style:parent-style-name="Título" style:family="paragraph">
      <style:paragraph-properties fo:text-align="end"/>
      <style:text-properties fo:language="pt" fo:country="BR"/>
    </style:style>
    <style:style style:name="P5" style:parent-style-name="Título" style:family="paragraph">
      <style:paragraph-properties fo:text-align="end"/>
      <style:text-properties fo:language="pt" fo:country="BR"/>
    </style:style>
    <style:style style:name="P6" style:parent-style-name="Standard" style:family="paragraph">
      <style:text-properties style:language-asian="en" style:country-asian="US"/>
    </style:style>
    <style:style style:name="P7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8" style:parent-style-name="Standard" style:family="paragraph">
      <style:paragraph-properties fo:text-align="end"/>
      <style:text-properties style:language-asian="en" style:country-asian="US"/>
    </style:style>
    <style:style style:name="P9" style:parent-style-name="Standard" style:family="paragraph">
      <style:paragraph-properties fo:text-align="end"/>
      <style:text-properties style:language-asian="en" style:country-asian="US"/>
    </style:style>
    <style:style style:name="P10" style:parent-style-name="Standard" style:family="paragraph">
      <style:paragraph-properties fo:text-align="end"/>
      <style:text-properties style:language-asian="en" style:country-asian="US"/>
    </style:style>
    <style:style style:name="P11" style:parent-style-name="Standard" style:family="paragraph">
      <style:paragraph-properties fo:text-align="end"/>
      <style:text-properties style:language-asian="en" style:country-asian="US"/>
    </style:style>
    <style:style style:name="P12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13" style:parent-style-name="Título" style:family="paragraph">
      <style:paragraph-properties fo:text-align="end" fo:margin-top="0.0833in"/>
      <style:text-properties fo:font-weight="normal" style:font-weight-asian="normal" style:font-weight-complex="bold" style:font-size-complex="18pt" fo:language="pt" fo:country="BR"/>
    </style:style>
    <style:style style:name="P14" style:parent-style-name="Standard" style:family="paragraph">
      <style:paragraph-properties fo:text-align="end"/>
      <style:text-properties style:language-asian="en" style:country-asian="US"/>
    </style:style>
    <style:style style:name="P15" style:parent-style-name="Standard" style:family="paragraph">
      <style:paragraph-properties fo:text-align="end"/>
      <style:text-properties style:language-asian="en" style:country-asian="US"/>
    </style:style>
    <style:style style:name="P16" style:parent-style-name="Standard" style:family="paragraph">
      <style:paragraph-properties fo:text-align="end"/>
      <style:text-properties style:language-asian="en" style:country-asian="US"/>
    </style:style>
    <style:style style:name="P17" style:parent-style-name="Standard" style:family="paragraph">
      <style:paragraph-properties fo:text-align="end"/>
      <style:text-properties style:language-asian="en" style:country-asian="US"/>
    </style:style>
    <style:style style:name="P18" style:parent-style-name="Título" style:family="paragraph">
      <style:paragraph-properties fo:text-align="end" fo:margin-top="0.0833in"/>
      <style:text-properties fo:font-size="16pt" style:font-size-asian="16pt" style:font-size-complex="16pt" fo:language="pt" fo:country="BR"/>
    </style:style>
    <style:style style:name="P19" style:parent-style-name="Título" style:family="paragraph">
      <style:paragraph-properties fo:text-align="end"/>
      <style:text-properties fo:font-size="14pt" style:font-size-asian="14pt" fo:language="pt" fo:country="BR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.2312in" style:writing-mode="lr-tb"/>
    </style:style>
    <style:style style:name="P20" style:parent-style-name="Heading1" style:family="paragraph">
      <style:paragraph-properties fo:margin-top="0in" fo:margin-bottom="0in"/>
      <style:text-properties style:font-name="Tahoma" style:font-name-complex="Tahoma"/>
    </style:style>
    <style:style style:name="P21" style:parent-style-name="Standard" style:family="paragraph">
      <style:paragraph-properties fo:break-before="page" fo:line-height="0.0555in"/>
      <style:text-properties fo:font-weight="bold" style:font-weight-asian="bold" style:font-weight-complex="bold"/>
    </style:style>
    <style:style style:name="P22" style:parent-style-name="Título" style:family="paragraph">
      <style:text-properties fo:font-size="16pt" style:font-size-asian="16pt" style:font-size-complex="16pt" fo:language="pt" fo:country="BR"/>
    </style:style>
    <style:style style:name="P23" style:parent-style-name="Standard" style:family="paragraph">
      <style:text-properties style:language-asian="en" style:country-asian="US"/>
    </style:style>
    <style:style style:name="TableColumn25" style:family="table-column">
      <style:table-column-properties style:column-width="1in" style:use-optimal-column-width="false"/>
    </style:style>
    <style:style style:name="TableColumn26" style:family="table-column">
      <style:table-column-properties style:column-width="1.0833in" style:use-optimal-column-width="false"/>
    </style:style>
    <style:style style:name="TableColumn27" style:family="table-column">
      <style:table-column-properties style:column-width="2.402in" style:use-optimal-column-width="false"/>
    </style:style>
    <style:style style:name="TableColumn28" style:family="table-column">
      <style:table-column-properties style:column-width="2.025in" style:use-optimal-column-width="false"/>
    </style:style>
    <style:style style:name="Table24" style:family="table">
      <style:table-properties style:width="6.5104in" fo:margin-left="0.068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31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33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 fo:language="pt" fo:country="BR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35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36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37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" style:parent-style-name="RUPTabela" style:family="paragraph">
      <style:paragraph-properties style:snap-to-layout-grid="false" fo:text-align="center"/>
      <style:text-properties fo:language="pt" fo:country="BR"/>
    </style:style>
    <style:style style:name="TableCell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" style:parent-style-name="RUPTabela" style:family="paragraph">
      <style:paragraph-properties style:snap-to-layout-grid="false" fo:text-align="center"/>
      <style:text-properties fo:language="pt" fo:country="BR"/>
    </style:style>
    <style:style style:name="TableCell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" style:parent-style-name="RUPTabela" style:family="paragraph">
      <style:paragraph-properties style:snap-to-layout-grid="false"/>
      <style:text-properties fo:language="pt" fo:country="BR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RUPTabela" style:family="paragraph">
      <style:paragraph-properties style:snap-to-layout-grid="false" fo:text-align="center"/>
      <style:text-properties fo:language="pt" fo:country="B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9" style:parent-style-name="RUPTabela" style:family="paragraph">
      <style:paragraph-properties style:snap-to-layout-grid="false" fo:text-align="center"/>
      <style:text-properties fo:language="pt" fo:country="BR"/>
    </style:style>
    <style:style style:name="P50" style:parent-style-name="RUPTabela" style:family="paragraph">
      <style:paragraph-properties fo:text-align="center"/>
      <style:text-properties fo:language="pt" fo:country="BR"/>
    </style:style>
    <style:style style:name="TableCell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2" style:parent-style-name="RUPTabela" style:family="paragraph">
      <style:paragraph-properties style:snap-to-layout-grid="false" fo:text-align="center"/>
      <style:text-properties fo:language="pt" fo:country="BR"/>
    </style:style>
    <style:style style:name="TableCell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4" style:parent-style-name="RUPTabela" style:family="paragraph">
      <style:paragraph-properties style:snap-to-layout-grid="false" fo:text-align="center"/>
      <style:text-properties fo:language="pt" fo:country="BR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RUPTabela" style:family="paragraph">
      <style:paragraph-properties style:snap-to-layout-grid="false" fo:text-align="center"/>
      <style:text-properties fo:language="pt" fo:country="B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9" style:parent-style-name="RUPTabela" style:family="paragraph">
      <style:paragraph-properties style:snap-to-layout-grid="false" fo:text-align="center"/>
      <style:text-properties fo:language="pt" fo:country="BR"/>
    </style:style>
    <style:style style:name="P60" style:parent-style-name="RUPTabela" style:family="paragraph">
      <style:paragraph-properties fo:text-align="center"/>
      <style:text-properties fo:language="pt" fo:country="BR"/>
    </style:style>
    <style:style style:name="TableCell6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2" style:parent-style-name="RUPTabela" style:family="paragraph">
      <style:paragraph-properties style:snap-to-layout-grid="false" fo:text-align="center"/>
      <style:text-properties fo:language="pt" fo:country="BR"/>
    </style:style>
    <style:style style:name="TableCell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4" style:parent-style-name="RUPTabela" style:family="paragraph">
      <style:paragraph-properties style:snap-to-layout-grid="false" fo:text-align="center"/>
      <style:text-properties fo:language="pt" fo:country="BR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RUPTabela" style:family="paragraph">
      <style:paragraph-properties style:snap-to-layout-grid="false" fo:text-align="center"/>
      <style:text-properties fo:language="pt" fo:country="BR"/>
    </style:style>
    <style:style style:name="P67" style:parent-style-name="Título" style:family="paragraph">
      <style:text-properties fo:font-weight="normal" style:font-weight-asian="normal" fo:language="pt" fo:country="BR"/>
    </style:style>
    <style:style style:name="P68" style:parent-style-name="Título" style:family="paragraph">
      <style:paragraph-properties fo:text-align="start"/>
    </style:style>
    <style:style style:name="T69" style:parent-style-name="Fonteparág.padrão" style:family="text">
      <style:text-properties fo:color="#008000" fo:font-size="10pt" style:font-size-asian="10pt" fo:language="pt" fo:country="BR"/>
    </style:style>
    <style:style style:name="P70" style:parent-style-name="Título" style:family="paragraph">
      <style:paragraph-properties fo:text-align="start"/>
      <style:text-properties fo:font-weight="normal" style:font-weight-asian="normal" fo:color="#008000" fo:font-size="10pt" style:font-size-asian="10pt" fo:language="pt" fo:country="BR"/>
    </style:style>
    <style:style style:name="P71" style:parent-style-name="Título" style:family="paragraph">
      <style:paragraph-properties fo:text-align="start"/>
    </style:style>
    <style:style style:name="T72" style:parent-style-name="Fonteparág.padrão" style:family="text">
      <style:text-properties fo:font-weight="normal" style:font-weight-asian="normal" fo:color="#008000" fo:font-size="10pt" style:font-size-asian="10pt" fo:language="pt" fo:country="BR"/>
    </style:style>
    <style:style style:name="T73" style:parent-style-name="Fonteparág.padrão" style:family="text">
      <style:text-properties fo:font-weight="normal" style:font-weight-asian="normal" fo:color="#008000" fo:font-size="10pt" style:font-size-asian="10pt" style:text-underline-type="single" style:text-underline-style="solid" style:text-underline-width="auto" style:text-underline-mode="continuous" fo:language="pt" fo:country="BR"/>
    </style:style>
    <style:style style:name="T74" style:parent-style-name="Fonteparág.padrão" style:family="text">
      <style:text-properties fo:font-weight="normal" style:font-weight-asian="normal" fo:color="#008000" fo:font-size="10pt" style:font-size-asian="10pt" fo:language="pt" fo:country="BR"/>
    </style:style>
    <style:style style:name="P75" style:parent-style-name="Standard" style:family="paragraph">
      <style:text-properties fo:color="#008000" fo:font-size="10pt" style:font-size-asian="10pt" style:font-size-complex="10pt" style:language-asian="en" style:country-asian="US"/>
    </style:style>
    <style:style style:name="P76" style:parent-style-name="Título" style:family="paragraph">
      <style:paragraph-properties fo:text-align="start"/>
    </style:style>
    <style:style style:name="T77" style:parent-style-name="Fonteparág.padrão" style:family="text">
      <style:text-properties style:font-name="Wingdings" fo:font-weight="normal" style:font-weight-asian="normal" fo:color="#008000" fo:font-size="10pt" style:font-size-asian="10pt" fo:language="pt" fo:country="BR"/>
    </style:style>
    <style:style style:name="T78" style:parent-style-name="Fonteparág.padrão" style:family="text">
      <style:text-properties fo:font-weight="normal" style:font-weight-asian="normal" fo:color="#008000" fo:font-size="10pt" style:font-size-asian="10pt" fo:language="pt" fo:country="BR"/>
    </style:style>
    <style:style style:name="P79" style:parent-style-name="Standard" style:family="paragraph">
      <style:text-properties style:language-asian="en" style:country-asian="US"/>
    </style:style>
    <style:style style:name="P80" style:parent-style-name="Standard" style:family="paragraph">
      <style:paragraph-properties fo:line-height="0.0555in"/>
      <style:text-properties fo:font-weight="bold" style:font-weight-asian="bold" style:font-weight-complex="bold"/>
    </style:style>
    <style:style style:name="P81" style:parent-style-name="Título" style:family="paragraph">
      <style:paragraph-properties fo:break-before="page"/>
      <style:text-properties fo:font-size="16pt" style:font-size-asian="16pt" style:font-size-complex="16pt" fo:language="pt" fo:country="BR"/>
    </style:style>
    <style:style style:name="P82" style:parent-style-name="Standard" style:family="paragraph">
      <style:text-properties fo:language="en" fo:country="US" style:language-asian="en" style:country-asian="US"/>
    </style:style>
    <style:style style:name="P83" style:parent-style-name="Standard" style:family="paragraph">
      <style:text-properties fo:language="en" fo:country="US" style:language-asian="en" style:country-asian="US"/>
    </style:style>
    <style:style style:name="P8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85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86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8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8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8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9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9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92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541in"/>
        </style:tab-stops>
      </style:paragraph-properties>
    </style:style>
    <style:style style:name="P9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4" style:parent-style-name="Título" style:family="paragraph">
      <style:paragraph-properties>
        <style:tab-stops>
          <style:tab-stop style:type="left" style:position="0.3333in"/>
          <style:tab-stop style:type="right" style:leader-style="dotted" style:leader-text="." style:position="6.4555in"/>
        </style:tab-stops>
      </style:paragraph-properties>
    </style:style>
    <style:style style:name="P95" style:parent-style-name="Título" style:family="paragraph">
      <style:paragraph-properties fo:break-before="page"/>
      <style:text-properties fo:language="pt" fo:country="BR"/>
    </style:style>
    <style:style style:name="P96" style:parent-style-name="Standard" style:family="paragraph">
      <style:text-properties fo:language="en" fo:country="US" style:language-asian="en" style:country-asian="US"/>
    </style:style>
    <style:style style:name="P97" style:parent-style-name="Heading1" style:list-style-name="WW8Num16" style:family="paragraph">
      <style:paragraph-properties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98" style:parent-style-name="Corpo1" style:family="paragraph">
      <style:paragraph-properties fo:margin-top="0in" fo:line-height="150%" fo:margin-left="0.3347in">
        <style:tab-stops/>
      </style:paragraph-properties>
      <style:text-properties style:font-name="Arial" style:font-name-complex="Arial" fo:font-size="10pt" style:font-size-asian="10pt"/>
    </style:style>
    <style:style style:name="P99" style:parent-style-name="Corpo1" style:family="paragraph">
      <style:paragraph-properties fo:margin-top="0in" fo:line-height="150%" fo:margin-left="0.3347in">
        <style:tab-stops/>
      </style:paragraph-properties>
      <style:text-properties style:font-name="Arial" style:font-name-complex="Arial" fo:font-size="10pt" style:font-size-asian="10pt"/>
    </style:style>
    <style:style style:name="P100" style:parent-style-name="Standard" style:family="paragraph">
      <style:paragraph-properties fo:text-align="justify" fo:line-height="150%" fo:margin-left="0.334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1" style:parent-style-name="Heading1" style:list-style-name="WW8Num16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02" style:parent-style-name="Corpo1" style:family="paragraph">
      <style:paragraph-properties fo:line-height="150%" fo:margin-left="0.3347in" fo:text-indent="0.3319in">
        <style:tab-stops/>
      </style:paragraph-properties>
      <style:text-properties style:font-name="Arial" style:font-name-complex="Arial" fo:font-size="10pt" style:font-size-asian="10pt"/>
    </style:style>
    <style:style style:name="P103" style:parent-style-name="Corpo1" style:family="paragraph">
      <style:paragraph-properties fo:line-height="150%" fo:margin-left="0.3347in" fo:text-indent="0.3319in">
        <style:tab-stops/>
      </style:paragraph-properties>
      <style:text-properties style:font-name="Arial" style:font-name-complex="Arial" fo:font-size="10pt" style:font-size-asian="10pt"/>
    </style:style>
    <style:style style:name="P104" style:parent-style-name="numeraçãonível2" style:family="paragraph">
      <style:paragraph-properties fo:line-height="150%" fo:margin-left="0.3347in" fo:text-indent="0in">
        <style:tab-stops>
          <style:tab-stop style:type="left" style:position="0.4166in"/>
          <style:tab-stop style:type="left" style:position="0.7958in"/>
        </style:tab-stops>
      </style:paragraph-properties>
      <style:text-properties style:font-name-complex="Arial"/>
    </style:style>
    <style:style style:name="P105" style:parent-style-name="RUPNível3" style:family="paragraph">
      <style:text-properties fo:color="#FF0000"/>
    </style:style>
    <style:style style:name="P106" style:parent-style-name="RUPCorpo1" style:family="paragraph">
      <style:paragraph-properties fo:text-indent="0in"/>
      <style:text-properties fo:color="#FF0000"/>
    </style:style>
    <style:style style:name="P107" style:parent-style-name="RUPCorpo1" style:family="paragraph">
      <style:paragraph-properties fo:text-indent="0in"/>
      <style:text-properties fo:color="#FF0000"/>
    </style:style>
    <style:style style:name="P108" style:parent-style-name="RUPCorpo1" style:family="paragraph">
      <style:paragraph-properties fo:text-indent="0in"/>
      <style:text-properties fo:color="#FF0000"/>
    </style:style>
    <style:style style:name="P109" style:parent-style-name="RUPCorpo1" style:family="paragraph">
      <style:paragraph-properties fo:text-indent="0in"/>
      <style:text-properties fo:color="#FF0000"/>
    </style:style>
    <style:style style:name="P110" style:parent-style-name="RUPCorpo1" style:family="paragraph">
      <style:paragraph-properties fo:text-indent="0in"/>
      <style:text-properties fo:color="#FF0000"/>
    </style:style>
    <style:style style:name="P111" style:parent-style-name="RUPCorpo1" style:family="paragraph">
      <style:paragraph-properties fo:text-indent="0in"/>
      <style:text-properties fo:color="#FF0000"/>
    </style:style>
    <style:style style:name="P112" style:parent-style-name="RUPCorpo1" style:family="paragraph">
      <style:paragraph-properties fo:text-indent="0in"/>
      <style:text-properties fo:color="#FF0000"/>
    </style:style>
    <style:style style:name="P113" style:parent-style-name="RUPCorpo1" style:family="paragraph">
      <style:paragraph-properties fo:text-indent="0in"/>
      <style:text-properties fo:color="#FF0000"/>
    </style:style>
    <style:style style:name="P114" style:parent-style-name="RUPCorpo1" style:family="paragraph">
      <style:paragraph-properties fo:text-indent="0in"/>
    </style:style>
    <style:style style:name="P115" style:parent-style-name="RUPCorpo1" style:family="paragraph">
      <style:paragraph-properties fo:text-indent="0in"/>
    </style:style>
    <style:style style:name="P116" style:parent-style-name="RUPCorpo1" style:family="paragraph">
      <style:paragraph-properties fo:text-indent="0in"/>
    </style:style>
    <style:style style:name="P117" style:parent-style-name="Corpo1" style:family="paragraph">
      <style:paragraph-properties fo:line-height="150%" fo:margin-left="0.3347in" fo:text-indent="0in">
        <style:tab-stops/>
      </style:paragraph-properties>
      <style:text-properties style:font-name="Arial" style:font-name-complex="Arial" fo:font-size="10pt" style:font-size-asian="10pt"/>
    </style:style>
    <style:style style:name="P118" style:parent-style-name="Heading1" style:list-style-name="WW8Num16" style:family="paragraph">
      <style:paragraph-properties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19" style:parent-style-name="Corpo1" style:family="paragraph">
      <style:paragraph-properties fo:margin-top="0in" fo:line-height="150%" fo:margin-left="0.3333in" fo:text-indent="0.3333in">
        <style:tab-stops/>
      </style:paragraph-properties>
      <style:text-properties style:font-name="Arial" style:font-name-complex="Arial" fo:font-size="10pt" style:font-size-asian="10pt"/>
    </style:style>
    <style:style style:name="P120" style:parent-style-name="Corpo1" style:family="paragraph">
      <style:paragraph-properties fo:margin-top="0in" fo:margin-left="0.3347in" fo:text-indent="0in">
        <style:tab-stops/>
      </style:paragraph-properties>
      <style:text-properties style:font-name="Arial" style:font-name-complex="Arial" fo:font-size="10pt" style:font-size-asian="10pt"/>
    </style:style>
    <style:style style:name="P121" style:parent-style-name="Corpo1" style:family="paragraph">
      <style:paragraph-properties fo:margin-top="0in" fo:line-height="150%" fo:margin-left="0.3333in" fo:text-indent="0.3333in">
        <style:tab-stops>
          <style:tab-stop style:type="left" style:position="0.75in"/>
        </style:tab-stops>
      </style:paragraph-properties>
      <style:text-properties style:font-name="Arial" style:font-name-complex="Arial" fo:font-size="10pt" style:font-size-asian="10pt"/>
    </style:style>
    <style:style style:name="P122" style:parent-style-name="Corpo1" style:list-style-name="WW8Num26" style:family="paragraph">
      <style:paragraph-properties fo:margin-top="0in" fo:line-height="150%" fo:margin-left="0.5833in" fo:text-indent="0.0833in">
        <style:tab-stops>
          <style:tab-stop style:type="left" style:position="0.8333in"/>
        </style:tab-stops>
      </style:paragraph-properties>
      <style:text-properties style:font-name="Arial" style:font-name-complex="Arial" fo:font-size="10pt" style:font-size-asian="10pt"/>
    </style:style>
    <style:style style:name="P123" style:parent-style-name="Corpo1" style:list-style-name="WW8Num26" style:family="paragraph">
      <style:paragraph-properties fo:margin-top="0in" fo:line-height="150%" fo:margin-left="0.8333in" fo:text-indent="-0.1666in">
        <style:tab-stops/>
      </style:paragraph-properties>
      <style:text-properties style:font-name="Arial" style:font-name-complex="Arial" fo:font-size="10pt" style:font-size-asian="10pt"/>
    </style:style>
    <style:style style:name="P124" style:parent-style-name="Corpo1" style:list-style-name="WW8Num26" style:family="paragraph">
      <style:paragraph-properties fo:margin-top="0in" fo:line-height="150%" fo:margin-left="0.8333in" fo:text-indent="-0.1666in">
        <style:tab-stops/>
      </style:paragraph-properties>
      <style:text-properties style:font-name="Arial" style:font-name-complex="Arial" fo:font-size="10pt" style:font-size-asian="10pt"/>
    </style:style>
    <style:style style:name="P125" style:parent-style-name="Corpo1" style:list-style-name="WW8Num26" style:family="paragraph">
      <style:paragraph-properties fo:margin-top="0in" fo:line-height="150%" fo:margin-left="0.8333in" fo:text-indent="-0.1666in">
        <style:tab-stops/>
      </style:paragraph-properties>
      <style:text-properties style:font-name="Arial" style:font-name-complex="Arial" fo:font-size="10pt" style:font-size-asian="10pt"/>
    </style:style>
    <style:style style:name="P126" style:parent-style-name="numeraçãonível2" style:family="paragraph">
      <style:paragraph-properties fo:margin-left="0.3333in" fo:text-indent="0.3333in">
        <style:tab-stops>
          <style:tab-stop style:type="left" style:position="1.2583in"/>
        </style:tab-stops>
      </style:paragraph-properties>
      <style:text-properties style:font-name-complex="Arial"/>
    </style:style>
    <style:style style:name="P127" style:parent-style-name="Corpo1" style:family="paragraph">
      <style:paragraph-properties fo:margin-top="0in" fo:margin-left="0.3347in" fo:text-indent="0.3333in">
        <style:tab-stops/>
      </style:paragraph-properties>
      <style:text-properties style:font-name="Arial" style:font-name-complex="Arial" fo:font-size="10pt" style:font-size-asian="10pt"/>
    </style:style>
    <style:style style:name="P128" style:parent-style-name="Corpo1" style:family="paragraph">
      <style:paragraph-properties fo:margin-top="0in" fo:margin-left="0.3347in" fo:text-indent="0.3333in">
        <style:tab-stops/>
      </style:paragraph-properties>
      <style:text-properties style:font-name="Arial" style:font-name-complex="Arial" fo:font-size="10pt" style:font-size-asian="10pt"/>
    </style:style>
    <style:style style:name="P129" style:parent-style-name="Corpo1" style:family="paragraph">
      <style:paragraph-properties fo:margin-top="0in" fo:margin-left="0.3347in" fo:text-indent="0.3333in">
        <style:tab-stops/>
      </style:paragraph-properties>
      <style:text-properties style:font-name="Arial" style:font-name-complex="Arial" fo:color="#FF0000" fo:font-size="10pt" style:font-size-asian="10pt"/>
    </style:style>
    <style:style style:name="P130" style:parent-style-name="Corpo1" style:family="paragraph">
      <style:paragraph-properties fo:margin-top="0in" fo:margin-left="0.3347in" fo:text-indent="0.3333in">
        <style:tab-stops/>
      </style:paragraph-properties>
      <style:text-properties style:font-name="Arial" style:font-name-complex="Arial" fo:color="#FF0000" fo:font-size="10pt" style:font-size-asian="10pt"/>
    </style:style>
    <style:style style:name="P131" style:parent-style-name="Heading1" style:list-style-name="WW8Num16" style:family="paragraph">
      <style:paragraph-properties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32" style:parent-style-name="Corpo1" style:family="paragraph">
      <style:paragraph-properties fo:margin-top="0in" fo:line-height="150%" fo:margin-left="0.3347in" fo:text-indent="0.3333in">
        <style:tab-stops/>
      </style:paragraph-properties>
      <style:text-properties style:font-name="Arial" style:font-name-complex="Arial" fo:font-size="10pt" style:font-size-asian="10pt"/>
    </style:style>
    <style:style style:name="P133" style:parent-style-name="Corpo1" style:family="paragraph">
      <style:paragraph-properties fo:margin-top="0in" fo:margin-left="0.3347in" fo:text-indent="0.3347in">
        <style:tab-stops/>
      </style:paragraph-properties>
      <style:text-properties style:font-name="Arial" style:font-name-complex="Arial" fo:font-size="10pt" style:font-size-asian="10pt"/>
    </style:style>
    <style:style style:name="P134" style:parent-style-name="Corpo1" style:family="paragraph">
      <style:paragraph-properties fo:margin-top="0in" fo:line-height="150%" fo:margin-left="0.3347in" fo:text-indent="0.3333in">
        <style:tab-stops/>
      </style:paragraph-properties>
      <style:text-properties style:font-name="Arial" style:font-name-complex="Arial" fo:font-size="10pt" style:font-size-asian="10pt"/>
    </style:style>
    <style:style style:name="P135" style:parent-style-name="Corpo1" style:list-style-name="WW8Num14" style:family="paragraph">
      <style:paragraph-properties fo:margin-top="0in" fo:line-height="150%" fo:margin-left="0.3347in" fo:text-indent="0.3319in">
        <style:tab-stops>
          <style:tab-stop style:type="left" style:position="0.9166in"/>
        </style:tab-stops>
      </style:paragraph-properties>
      <style:text-properties style:font-name="Arial" style:font-name-complex="Arial" fo:font-size="10pt" style:font-size-asian="10pt"/>
    </style:style>
    <style:style style:name="P136" style:parent-style-name="Corpo1" style:list-style-name="WW8Num14" style:family="paragraph">
      <style:paragraph-properties fo:margin-top="0in" fo:line-height="150%" fo:margin-left="0.3347in" fo:text-indent="0.3319in">
        <style:tab-stops>
          <style:tab-stop style:type="left" style:position="0.9166in"/>
        </style:tab-stops>
      </style:paragraph-properties>
      <style:text-properties style:font-name="Arial" style:font-name-complex="Arial" fo:font-size="10pt" style:font-size-asian="10pt"/>
    </style:style>
    <style:style style:name="P137" style:parent-style-name="Corpo1" style:family="paragraph">
      <style:paragraph-properties fo:margin-top="0in" fo:line-height="150%" fo:margin-left="0.4166in" fo:text-indent="0.0756in">
        <style:tab-stops>
          <style:tab-stop style:type="left" style:position="0.9166in"/>
        </style:tab-stops>
      </style:paragraph-properties>
      <style:text-properties style:font-name="Arial" style:font-name-complex="Arial" fo:font-size="10pt" style:font-size-asian="10pt"/>
    </style:style>
    <style:style style:name="P138" style:parent-style-name="numeraçãonível2" style:family="paragraph">
      <style:paragraph-properties fo:margin-top="0in" fo:margin-left="0.3347in" fo:text-indent="0in">
        <style:tab-stops>
          <style:tab-stop style:type="left" style:position="1.2569in"/>
        </style:tab-stops>
      </style:paragraph-properties>
      <style:text-properties style:font-name-complex="Arial"/>
    </style:style>
    <style:style style:name="P139" style:parent-style-name="numeraçãonível2" style:family="paragraph">
      <style:paragraph-properties fo:margin-top="0in" fo:margin-left="0.6652in" fo:text-indent="0in">
        <style:tab-stops>
          <style:tab-stop style:type="left" style:position="0.9263in"/>
        </style:tab-stops>
      </style:paragraph-properties>
      <style:text-properties style:font-name-complex="Arial"/>
    </style:style>
    <style:style style:name="P140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41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color="#FF0000" fo:font-size="10pt" style:font-size-asian="10pt"/>
    </style:style>
    <style:style style:name="P142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43" style:parent-style-name="Corpo1" style:family="paragraph">
      <style:paragraph-properties fo:margin-top="0in" fo:line-height="150%" fo:margin-left="0.6666in" fo:text-indent="0in">
        <style:tab-stops/>
      </style:paragraph-properties>
      <style:text-properties style:font-name="Arial" style:font-name-complex="Arial" fo:font-size="10pt" style:font-size-asian="10pt"/>
    </style:style>
    <style:style style:name="P144" style:parent-style-name="Corpo1" style:family="paragraph">
      <style:paragraph-properties fo:margin-top="0in" fo:line-height="150%" fo:margin-left="0.6666in" fo:text-indent="0in">
        <style:tab-stops/>
      </style:paragraph-properties>
      <style:text-properties style:font-name="Arial" style:font-name-complex="Arial" fo:color="#FF0000" fo:font-size="10pt" style:font-size-asian="10pt"/>
    </style:style>
    <style:style style:name="P145" style:parent-style-name="Heading1" style:list-style-name="WW8Num16" style:family="paragraph">
      <style:paragraph-properties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46" style:parent-style-name="Corpo1" style:family="paragraph">
      <style:paragraph-properties fo:margin-top="0in" fo:line-height="150%" fo:margin-left="0.3333in">
        <style:tab-stops/>
      </style:paragraph-properties>
      <style:text-properties style:font-name="Arial" style:font-name-complex="Arial" fo:font-size="10pt" style:font-size-asian="10pt"/>
    </style:style>
    <style:style style:name="P147" style:parent-style-name="Corpo1" style:family="paragraph">
      <style:paragraph-properties fo:margin-top="0in" fo:margin-left="0.3347in">
        <style:tab-stops/>
      </style:paragraph-properties>
      <style:text-properties style:font-name="Arial" style:font-name-complex="Arial" fo:font-size="10pt" style:font-size-asian="10pt"/>
    </style:style>
    <style:style style:name="P148" style:parent-style-name="Corpo1" style:family="paragraph">
      <style:paragraph-properties fo:margin-top="0in" fo:line-height="150%" fo:margin-left="0.3333in">
        <style:tab-stops/>
      </style:paragraph-properties>
      <style:text-properties style:font-name="Arial" style:font-name-complex="Arial" fo:font-size="10pt" style:font-size-asian="10pt"/>
    </style:style>
    <style:style style:name="P149" style:parent-style-name="Corpo1" style:family="paragraph">
      <style:paragraph-properties fo:margin-top="0in" fo:margin-left="0.3347in">
        <style:tab-stops/>
      </style:paragraph-properties>
      <style:text-properties style:font-name="Arial" style:font-name-complex="Arial" fo:font-size="10pt" style:font-size-asian="10pt"/>
    </style:style>
    <style:style style:name="P150" style:parent-style-name="Corpo1" style:list-style-name="WW8Num23" style:family="paragraph">
      <style:paragraph-properties fo:margin-top="0in" fo:line-height="150%" fo:margin-left="0.75in" fo:text-indent="-0.1666in">
        <style:tab-stops/>
      </style:paragraph-properties>
      <style:text-properties style:font-name="Arial" style:font-name-complex="Arial" fo:font-size="10pt" style:font-size-asian="10pt"/>
    </style:style>
    <style:style style:name="P151" style:parent-style-name="Corpo1" style:family="paragraph">
      <style:paragraph-properties fo:margin-top="0in" fo:line-height="150%" fo:margin-left="0.75in" fo:text-indent="0in">
        <style:tab-stops/>
      </style:paragraph-properties>
      <style:text-properties style:font-name="Arial" style:font-name-complex="Arial" fo:font-size="10pt" style:font-size-asian="10pt"/>
    </style:style>
    <style:style style:name="P152" style:parent-style-name="Corpo1" style:list-style-name="WW8Num23" style:family="paragraph">
      <style:paragraph-properties fo:line-height="150%" fo:margin-left="0.7479in" fo:text-indent="-0.1652in">
        <style:tab-stops/>
      </style:paragraph-properties>
      <style:text-properties style:font-name="Arial" style:font-name-complex="Arial" fo:font-size="10pt" style:font-size-asian="10pt"/>
    </style:style>
    <style:style style:name="P153" style:parent-style-name="numeraçãonível2" style:family="paragraph">
      <style:paragraph-properties fo:margin-left="0.4166in" fo:text-indent="0.25in">
        <style:tab-stops>
          <style:tab-stop style:type="left" style:position="1.175in"/>
        </style:tab-stops>
      </style:paragraph-properties>
      <style:text-properties style:font-name-complex="Arial"/>
    </style:style>
    <style:style style:name="P154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55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56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57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color="#FF0000" fo:font-size="10pt" style:font-size-asian="10pt"/>
    </style:style>
    <style:style style:name="P158" style:parent-style-name="Heading1" style:list-style-name="WW8Num16" style:family="paragraph">
      <style:paragraph-properties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59" style:parent-style-name="Corpo1" style:family="paragraph">
      <style:paragraph-properties fo:line-height="150%" fo:margin-left="0.3333in" fo:text-indent="0.3333in">
        <style:tab-stops/>
      </style:paragraph-properties>
      <style:text-properties style:font-name="Arial" style:font-name-complex="Arial" fo:font-size="10pt" style:font-size-asian="10pt"/>
    </style:style>
    <style:style style:name="P160" style:parent-style-name="Corpo1" style:family="paragraph">
      <style:paragraph-properties fo:line-height="150%" fo:margin-left="0.3333in">
        <style:tab-stops/>
      </style:paragraph-properties>
      <style:text-properties style:font-name="Arial" style:font-name-complex="Arial" fo:font-size="10pt" style:font-size-asian="10pt"/>
    </style:style>
    <style:style style:name="P161" style:parent-style-name="Corpo1" style:list-style-name="WW8Num3" style:family="paragraph">
      <style:paragraph-properties fo:line-height="150%" fo:margin-left="0.9166in" fo:text-indent="-0.25in">
        <style:tab-stops>
          <style:tab-stop style:type="left" style:position="0.5833in"/>
        </style:tab-stops>
      </style:paragraph-properties>
    </style:style>
    <style:style style:name="T162" style:parent-style-name="Fonteparág.padrão" style:family="text">
      <style:text-properties style:font-name="Arial" style:font-name-complex="Arial" fo:font-size="10pt" style:font-size-asian="10pt"/>
    </style:style>
    <style:style style:name="T163" style:parent-style-name="Fonteparág.padrão" style:family="text">
      <style:text-properties style:font-name="Arial" style:font-name-complex="Arial" fo:font-size="10pt" style:font-size-asian="10pt"/>
    </style:style>
    <style:style style:name="T164" style:parent-style-name="Fonteparág.padrão" style:family="text">
      <style:text-properties style:font-name="Arial" style:font-name-complex="Arial" fo:font-size="10pt" style:font-size-asian="10pt"/>
    </style:style>
    <style:style style:name="T165" style:parent-style-name="Fonteparág.padrão" style:family="text">
      <style:text-properties style:font-name="Arial" style:font-name-complex="Arial" fo:font-size="10pt" style:font-size-asian="10pt"/>
    </style:style>
    <style:style style:name="P166" style:parent-style-name="Corpo1" style:family="paragraph">
      <style:paragraph-properties fo:margin-top="0in" fo:margin-left="0.3347in">
        <style:tab-stops/>
      </style:paragraph-properties>
      <style:text-properties style:font-name="Arial" style:font-name-complex="Arial" fo:font-size="10pt" style:font-size-asian="10pt"/>
    </style:style>
    <style:style style:name="P167" style:parent-style-name="numeraçãonível2" style:family="paragraph">
      <style:paragraph-properties fo:margin-top="0.0833in" fo:margin-left="0.4173in" fo:text-indent="0.2479in">
        <style:tab-stops>
          <style:tab-stop style:type="left" style:position="1.1743in"/>
        </style:tab-stops>
      </style:paragraph-properties>
      <style:text-properties style:font-name-complex="Arial"/>
    </style:style>
    <style:style style:name="P168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69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70" style:parent-style-name="Corpo1" style:family="paragraph">
      <style:paragraph-properties fo:margin-top="0in" fo:margin-left="0.6652in" fo:text-indent="0in">
        <style:tab-stops/>
      </style:paragraph-properties>
      <style:text-properties style:font-name="Arial" style:font-name-complex="Arial" fo:font-size="10pt" style:font-size-asian="10pt"/>
    </style:style>
    <style:style style:name="P171" style:parent-style-name="Heading1" style:list-style-name="WW8Num16" style:family="paragraph">
      <style:paragraph-properties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72" style:parent-style-name="Corpo1" style:family="paragraph">
      <style:paragraph-properties fo:margin-left="0.3333in">
        <style:tab-stops/>
      </style:paragraph-properties>
      <style:text-properties style:font-name="Arial" style:font-name-complex="Arial" fo:font-size="10pt" style:font-size-asian="10pt"/>
    </style:style>
    <style:style style:name="P173" style:parent-style-name="Corpo1" style:family="paragraph">
      <style:paragraph-properties fo:margin-top="0in" fo:margin-left="0.3347in">
        <style:tab-stops/>
      </style:paragraph-properties>
      <style:text-properties style:font-name="Arial" style:font-name-complex="Arial" fo:font-size="10pt" style:font-size-asian="10pt"/>
    </style:style>
    <style:style style:name="P174" style:parent-style-name="Corpo1" style:family="paragraph">
      <style:paragraph-properties fo:text-indent="0.6666in"/>
      <style:text-properties style:font-name="Arial" style:font-name-complex="Arial" fo:font-size="10pt" style:font-size-asian="10pt"/>
    </style:style>
    <style:style style:name="P175" style:parent-style-name="Corpo1" style:family="paragraph">
      <style:paragraph-properties fo:margin-top="0in"/>
      <style:text-properties style:font-name="Arial" style:font-name-complex="Arial" fo:font-size="10pt" style:font-size-asian="10pt"/>
    </style:style>
    <style:style style:name="P176" style:parent-style-name="Corpo1" style:list-style-name="WW8Num3" style:family="paragraph">
      <style:paragraph-properties fo:margin-left="0.9166in" fo:text-indent="-0.25in">
        <style:tab-stops/>
      </style:paragraph-properties>
      <style:text-properties style:font-name="Arial" style:font-name-complex="Arial" fo:font-size="10pt" style:font-size-asian="10pt"/>
    </style:style>
    <style:style style:name="P177" style:parent-style-name="Corpo1" style:list-style-name="WW8Num3" style:family="paragraph">
      <style:paragraph-properties fo:margin-left="0.9166in" fo:text-indent="-0.25in">
        <style:tab-stops/>
      </style:paragraph-properties>
      <style:text-properties style:font-name="Arial" style:font-name-complex="Arial" fo:font-size="10pt" style:font-size-asian="10pt"/>
    </style:style>
    <style:style style:name="P178" style:parent-style-name="Corpo1" style:list-style-name="WW8Num3" style:family="paragraph">
      <style:paragraph-properties fo:margin-left="0.9166in" fo:text-indent="-0.25in">
        <style:tab-stops/>
      </style:paragraph-properties>
      <style:text-properties style:font-name="Arial" style:font-name-complex="Arial" fo:font-size="10pt" style:font-size-asian="10pt"/>
    </style:style>
    <style:style style:name="P179" style:parent-style-name="numeraçãonível2" style:family="paragraph">
      <style:paragraph-properties fo:margin-top="0in" fo:margin-left="0.6652in" fo:text-indent="-0.0826in">
        <style:tab-stops>
          <style:tab-stop style:type="left" style:position="0.9263in"/>
        </style:tab-stops>
      </style:paragraph-properties>
      <style:text-properties style:font-name-complex="Arial"/>
    </style:style>
    <style:style style:name="P180" style:parent-style-name="numeraçãonível2" style:family="paragraph">
      <style:paragraph-properties fo:margin-left="0.6666in" fo:text-indent="-0.0833in">
        <style:tab-stops>
          <style:tab-stop style:type="left" style:position="0.925in"/>
        </style:tab-stops>
      </style:paragraph-properties>
      <style:text-properties style:font-name-complex="Arial"/>
    </style:style>
    <style:style style:name="P181" style:parent-style-name="Corpo1" style:family="paragraph">
      <style:paragraph-properties fo:text-indent="0.5833in"/>
      <style:text-properties style:font-name="Arial" style:font-name-complex="Arial" fo:font-size="10pt" style:font-size-asian="10pt"/>
    </style:style>
    <style:style style:name="P182" style:parent-style-name="Heading1" style:list-style-name="WW8Num16" style:family="paragraph">
      <style:paragraph-properties fo:break-before="page" fo:margin-top="0in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83" style:parent-style-name="Corpo1" style:family="paragraph">
      <style:text-properties style:font-name="Arial" style:font-name-complex="Arial" fo:font-size="10pt" style:font-size-asian="10pt"/>
    </style:style>
    <style:style style:name="P184" style:parent-style-name="Corpo1" style:family="paragraph">
      <style:text-properties style:font-name="Arial" style:font-name-complex="Arial" fo:font-size="10pt" style:font-size-asian="10pt"/>
    </style:style>
    <style:style style:name="TableColumn186" style:family="table-column">
      <style:table-column-properties style:column-width="0.5in" style:use-optimal-column-width="false"/>
    </style:style>
    <style:style style:name="TableColumn187" style:family="table-column">
      <style:table-column-properties style:column-width="5.5381in" style:use-optimal-column-width="false"/>
    </style:style>
    <style:style style:name="Table185" style:family="table">
      <style:table-properties style:width="6.0381in" fo:margin-left="0.3333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fo:padding-top="0in" fo:padding-left="0.0486in" fo:padding-bottom="0in" fo:padding-right="0.0486in"/>
    </style:style>
    <style:style style:name="P190" style:parent-style-name="Table" style:family="paragraph">
      <style:paragraph-properties style:snap-to-layout-grid="false"/>
      <style:text-properties fo:language="pt" fo:country="BR"/>
    </style:style>
    <style:style style:name="TableCell191" style:family="table-cell">
      <style:table-cell-properties fo:border="none" fo:padding-top="0in" fo:padding-left="0.0486in" fo:padding-bottom="0in" fo:padding-right="0.0486in"/>
    </style:style>
    <style:style style:name="P192" style:parent-style-name="Instruções" style:family="paragraph">
      <style:paragraph-properties style:snap-to-layout-grid="false"/>
      <style:text-properties fo:font-size="10pt" style:font-size-asian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fo:padding-top="0in" fo:padding-left="0.0486in" fo:padding-bottom="0in" fo:padding-right="0.0486in"/>
    </style:style>
    <style:style style:name="P195" style:parent-style-name="Table" style:family="paragraph">
      <style:paragraph-properties style:snap-to-layout-grid="false"/>
      <style:text-properties fo:language="pt" fo:country="BR"/>
    </style:style>
    <style:style style:name="TableCell196" style:family="table-cell">
      <style:table-cell-properties fo:border="none" fo:padding-top="0in" fo:padding-left="0.0486in" fo:padding-bottom="0in" fo:padding-right="0.0486in"/>
    </style:style>
    <style:style style:name="P197" style:parent-style-name="Instruções" style:family="paragraph">
      <style:paragraph-properties style:snap-to-layout-grid="false"/>
      <style:text-properties fo:font-size="10pt" style:font-size-asian="10pt"/>
    </style:style>
    <style:style style:name="P198" style:parent-style-name="Instruções" style:family="paragraph">
      <style:text-properties fo:font-style="normal" style:font-style-asian="normal" fo:font-size="10pt" style:font-size-asian="10pt"/>
    </style:style>
    <style:style style:name="P199" style:parent-style-name="Corpo1" style:family="paragraph">
      <style:paragraph-properties fo:margin-top="0in" fo:line-height="150%" fo:margin-left="0.3333in">
        <style:tab-stops/>
      </style:paragraph-properties>
      <style:text-properties style:font-name="Arial" style:font-name-complex="Arial" fo:font-size="10pt" style:font-size-asian="10pt"/>
    </style:style>
    <style:style style:name="P200" style:parent-style-name="Heading1" style:list-style-name="WW8Num16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201" style:parent-style-name="Título" style:family="paragraph">
      <style:paragraph-properties fo:text-align="justify" fo:line-height="150%" fo:margin-left="0.2479in" fo:text-indent="0.252in">
        <style:tab-stops/>
      </style:paragraph-properties>
    </style:style>
    <style:style style:name="T202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203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204" style:parent-style-name="Fonteparág.padrão" style:family="text">
      <style:text-properties style:font-name-complex="Arial" fo:font-weight="normal" style:font-weight-asian="normal" fo:font-size="10pt" style:font-size-asian="10pt" fo:language="pt" fo:country="BR"/>
    </style:style>
    <style:style style:name="T205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206" style:parent-style-name="Fonteparág.padrão" style:family="text">
      <style:text-properties fo:color="#008000" fo:font-size="10pt" style:font-size-asian="10pt" fo:language="pt" fo:country="BR"/>
    </style:style>
    <style:style style:name="T207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208" style:parent-style-name="Fonteparág.padrão" style:family="text">
      <style:text-properties fo:color="#008000" fo:font-size="10pt" style:font-size-asian="10pt" fo:language="pt" fo:country="BR"/>
    </style:style>
    <style:style style:name="T209" style:parent-style-name="Fonteparág.padrão" style:family="text">
      <style:text-properties fo:font-weight="normal" style:font-weight-asian="normal" fo:color="#000000" fo:font-size="10pt" style:font-size-asian="10pt" fo:language="pt" fo:country="BR"/>
    </style:style>
    <style:style style:name="T210" style:parent-style-name="Fonteparág.padrão" style:family="text">
      <style:text-properties fo:color="#008000" fo:font-size="10pt" style:font-size-asian="10pt" fo:language="pt" fo:country="BR"/>
    </style:style>
    <style:style style:name="T211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212" style:parent-style-name="Fonteparág.padrão" style:family="text">
      <style:text-properties fo:color="#008000" fo:font-size="10pt" style:font-size-asian="10pt" fo:language="pt" fo:country="BR"/>
    </style:style>
    <style:style style:name="T213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214" style:parent-style-name="Fonteparág.padrão" style:family="text">
      <style:text-properties fo:color="#008000" fo:font-size="10pt" style:font-size-asian="10pt" fo:language="pt" fo:country="BR"/>
    </style:style>
    <style:style style:name="T215" style:parent-style-name="Fonteparág.padrão" style:family="text">
      <style:text-properties fo:font-weight="normal" style:font-weight-asian="normal" fo:color="#000000" fo:font-size="10pt" style:font-size-asian="10pt" fo:language="pt" fo:country="BR"/>
    </style:style>
    <style:style style:name="T216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ableColumn218" style:family="table-column">
      <style:table-column-properties style:column-width="3in" style:use-optimal-column-width="false"/>
    </style:style>
    <style:style style:name="TableColumn219" style:family="table-column">
      <style:table-column-properties style:column-width="3.0833in" style:use-optimal-column-width="false"/>
    </style:style>
    <style:style style:name="Table217" style:family="table">
      <style:table-properties style:width="6.0833in" fo:margin-left="0.25in" table:align="left"/>
    </style:style>
    <style:style style:name="TableRow220" style:family="table-row">
      <style:table-row-properties style:min-row-height="0.9041in" style:use-optimal-row-height="false"/>
    </style:style>
    <style:style style:name="TableCell221" style:family="table-cell">
      <style:table-cell-properties fo:border="none" fo:padding-top="0in" fo:padding-left="0.0486in" fo:padding-bottom="0in" fo:padding-right="0.0486in"/>
    </style:style>
    <style:style style:name="P222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23" style:parent-style-name="RUPTabela" style:family="paragraph">
      <style:paragraph-properties fo:keep-with-next="always" fo:keep-together="always"/>
      <style:text-properties fo:language="pt" fo:country="BR"/>
    </style:style>
    <style:style style:name="P224" style:parent-style-name="RUPTabela" style:family="paragraph">
      <style:paragraph-properties fo:keep-with-next="always" fo:keep-together="always"/>
      <style:text-properties fo:language="pt" fo:country="BR"/>
    </style:style>
    <style:style style:name="P225" style:parent-style-name="RUPTabela" style:family="paragraph">
      <style:paragraph-properties fo:keep-with-next="always" fo:keep-together="always"/>
      <style:text-properties fo:language="pt" fo:country="BR"/>
    </style:style>
    <style:style style:name="P226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27" style:family="table-cell">
      <style:table-cell-properties fo:border="none" fo:padding-top="0in" fo:padding-left="0.0486in" fo:padding-bottom="0in" fo:padding-right="0.0486in"/>
    </style:style>
    <style:style style:name="P228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29" style:parent-style-name="RUPTabela" style:family="paragraph">
      <style:paragraph-properties fo:keep-with-next="always" fo:keep-together="always"/>
      <style:text-properties fo:language="pt" fo:country="BR"/>
    </style:style>
    <style:style style:name="P230" style:parent-style-name="RUPTabela" style:family="paragraph">
      <style:paragraph-properties fo:keep-with-next="always" fo:keep-together="always"/>
      <style:text-properties fo:language="pt" fo:country="BR"/>
    </style:style>
    <style:style style:name="P231" style:parent-style-name="RUPTabela" style:family="paragraph">
      <style:paragraph-properties fo:keep-with-next="always" fo:keep-together="always"/>
      <style:text-properties fo:language="pt" fo:country="BR"/>
    </style:style>
    <style:style style:name="P232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33" style:family="table-row">
      <style:table-row-properties style:min-row-height="0.4715in" style:use-optimal-row-height="false"/>
    </style:style>
    <style:style style:name="TableCell234" style:family="table-cell">
      <style:table-cell-properties fo:border="none" fo:padding-top="0in" fo:padding-left="0.0486in" fo:padding-bottom="0in" fo:padding-right="0.0486in"/>
    </style:style>
    <style:style style:name="P235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6" style:parent-style-name="RUPTabela" style:family="paragraph">
      <style:paragraph-properties fo:keep-together="always" fo:text-align="center"/>
      <style:text-properties fo:language="pt" fo:country="BR"/>
    </style:style>
    <style:style style:name="P237" style:parent-style-name="RUPTabela" style:family="paragraph">
      <style:paragraph-properties fo:keep-together="always" fo:text-align="center"/>
      <style:text-properties fo:language="pt" fo:country="BR"/>
    </style:style>
    <style:style style:name="TableCell238" style:family="table-cell">
      <style:table-cell-properties fo:border="none" fo:padding-top="0in" fo:padding-left="0.0486in" fo:padding-bottom="0in" fo:padding-right="0.0486in"/>
    </style:style>
    <style:style style:name="P239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40" style:parent-style-name="RUPTabela" style:family="paragraph">
      <style:paragraph-properties fo:keep-together="always" fo:text-align="center"/>
      <style:text-properties fo:language="pt" fo:country="BR"/>
    </style:style>
    <style:style style:name="P241" style:parent-style-name="RUPTabela" style:family="paragraph">
      <style:paragraph-properties fo:keep-together="always" fo:text-align="center"/>
      <style:text-properties fo:language="pt" fo:country="BR"/>
    </style:style>
    <style:style style:name="TableColumn243" style:family="table-column">
      <style:table-column-properties style:column-width="3in" style:use-optimal-column-width="false"/>
    </style:style>
    <style:style style:name="TableColumn244" style:family="table-column">
      <style:table-column-properties style:column-width="3.0986in" style:use-optimal-column-width="false"/>
    </style:style>
    <style:style style:name="Table242" style:family="table">
      <style:table-properties style:width="6.0986in" fo:margin-left="0.25in" table:align="left"/>
    </style:style>
    <style:style style:name="TableRow245" style:family="table-row">
      <style:table-row-properties style:min-row-height="0.9041in" style:use-optimal-row-height="false"/>
    </style:style>
    <style:style style:name="TableCell246" style:family="table-cell">
      <style:table-cell-properties fo:border="none" fo:padding-top="0in" fo:padding-left="0.0486in" fo:padding-bottom="0in" fo:padding-right="0.0486in"/>
    </style:style>
    <style:style style:name="P247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48" style:parent-style-name="RUPTabela" style:family="paragraph">
      <style:paragraph-properties fo:keep-with-next="always" fo:keep-together="always"/>
      <style:text-properties fo:language="pt" fo:country="BR"/>
    </style:style>
    <style:style style:name="P249" style:parent-style-name="RUPTabela" style:family="paragraph">
      <style:paragraph-properties fo:keep-with-next="always" fo:keep-together="always"/>
      <style:text-properties fo:language="pt" fo:country="BR"/>
    </style:style>
    <style:style style:name="P250" style:parent-style-name="RUPTabela" style:family="paragraph">
      <style:paragraph-properties fo:keep-with-next="always" fo:keep-together="always"/>
      <style:text-properties fo:language="pt" fo:country="BR"/>
    </style:style>
    <style:style style:name="P251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52" style:family="table-cell">
      <style:table-cell-properties fo:border="none" fo:padding-top="0in" fo:padding-left="0.0486in" fo:padding-bottom="0in" fo:padding-right="0.0486in"/>
    </style:style>
    <style:style style:name="P253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54" style:parent-style-name="RUPTabela" style:family="paragraph">
      <style:paragraph-properties fo:keep-with-next="always" fo:keep-together="always"/>
      <style:text-properties fo:language="pt" fo:country="BR"/>
    </style:style>
    <style:style style:name="P255" style:parent-style-name="RUPTabela" style:family="paragraph">
      <style:paragraph-properties fo:keep-with-next="always" fo:keep-together="always"/>
      <style:text-properties fo:language="pt" fo:country="BR"/>
    </style:style>
    <style:style style:name="P256" style:parent-style-name="RUPTabela" style:family="paragraph">
      <style:paragraph-properties fo:keep-with-next="always" fo:keep-together="always"/>
      <style:text-properties fo:language="pt" fo:country="BR"/>
    </style:style>
    <style:style style:name="P257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58" style:family="table-row">
      <style:table-row-properties style:min-row-height="0.4715in" style:use-optimal-row-height="false"/>
    </style:style>
    <style:style style:name="TableCell259" style:family="table-cell">
      <style:table-cell-properties fo:border="none" fo:padding-top="0in" fo:padding-left="0.0486in" fo:padding-bottom="0in" fo:padding-right="0.0486in"/>
    </style:style>
    <style:style style:name="P260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1" style:parent-style-name="RUPTabela" style:family="paragraph">
      <style:paragraph-properties fo:keep-together="always" fo:text-align="center"/>
      <style:text-properties fo:language="pt" fo:country="BR"/>
    </style:style>
    <style:style style:name="P262" style:parent-style-name="RUPTabela" style:family="paragraph">
      <style:paragraph-properties fo:keep-together="always" fo:text-align="center"/>
      <style:text-properties fo:language="pt" fo:country="BR"/>
    </style:style>
    <style:style style:name="TableCell263" style:family="table-cell">
      <style:table-cell-properties fo:border="none" fo:padding-top="0in" fo:padding-left="0.0486in" fo:padding-bottom="0in" fo:padding-right="0.0486in"/>
    </style:style>
    <style:style style:name="P264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5" style:parent-style-name="RUPTabela" style:family="paragraph">
      <style:paragraph-properties fo:keep-together="always" fo:text-align="center"/>
      <style:text-properties fo:language="pt" fo:country="BR"/>
    </style:style>
    <style:style style:name="P266" style:parent-style-name="RUPTabela" style:family="paragraph">
      <style:paragraph-properties fo:keep-together="always" fo:text-align="center"/>
      <style:text-properties fo:language="pt" fo:country="BR"/>
    </style:style>
    <style:style style:name="P267" style:parent-style-name="Standard" style:family="paragraph">
      <style:paragraph-properties fo:line-height="0.0555in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Especificações Suplementares</text:p>
      <text:p text:style-name="P8"/>
      <text:p text:style-name="P9"/>
      <text:p text:style-name="P10"/>
      <text:p text:style-name="P11"/>
      <text:p text:style-name="P12">Nome do Projeto - Versão 9.9</text:p>
      <text:p text:style-name="P13">Nome do Módulo - Release 9.9</text:p>
      <text:p text:style-name="P14"/>
      <text:p text:style-name="P15"/>
      <text:p text:style-name="P16"/>
      <text:p text:style-name="P17"/>
      <text:p text:style-name="P18"/>
      <text:p text:style-name="P19"/>
      <text:section text:name="Sect1" text:style-name="S1">
        <text:p text:style-name="Standard"/>
      </text:section>
      <text:section text:name="Sect2" text:style-name="S2">
        <text:h text:style-name="P20" text:outline-level="1"/>
        <text:p text:style-name="P21"/>
        <text:p text:style-name="P22">Histórico de Revisão</text:p>
        <text:p text:style-name="P23"/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Data</text:p>
            </table:table-cell>
            <table:table-cell table:style-name="TableCell32">
              <text:p text:style-name="P33">Versão do Documento</text:p>
            </table:table-cell>
            <table:table-cell table:style-name="TableCell34">
              <text:p text:style-name="P35">Descrição</text:p>
            </table:table-cell>
            <table:table-cell table:style-name="TableCell36">
              <text:p text:style-name="P37">Autor</text:p>
            </table:table-cell>
          </table:table-row>
          <table:table-row table:style-name="TableRow38">
            <table:table-cell table:style-name="TableCell39">
              <text:p text:style-name="P40">99/99/9999</text:p>
            </table:table-cell>
            <table:table-cell table:style-name="TableCell41">
              <text:p text:style-name="P42">9.9</text:p>
            </table:table-cell>
            <table:table-cell table:style-name="TableCell43">
              <text:p text:style-name="P44">Descrição da atividade realizada no documento.</text:p>
            </table:table-cell>
            <table:table-cell table:style-name="TableCell45">
              <text:p text:style-name="P46">Nome do(s) Analista(s)</text:p>
            </table:table-cell>
          </table:table-row>
          <table:table-row table:style-name="TableRow47">
            <table:table-cell table:style-name="TableCell48">
              <text:p text:style-name="P49"/>
              <text:p text:style-name="P50"/>
            </table:table-cell>
            <table:table-cell table:style-name="TableCell51">
              <text:p text:style-name="P52"/>
            </table:table-cell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</table:table-row>
          <table:table-row table:style-name="TableRow57">
            <table:table-cell table:style-name="TableCell58">
              <text:p text:style-name="P59"/>
              <text:p text:style-name="P60"/>
            </table:table-cell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  <table:table-cell table:style-name="TableCell65">
              <text:p text:style-name="P66"/>
            </table:table-cell>
          </table:table-row>
        </table:table>
        <text:p text:style-name="P67"/>
        <text:p text:style-name="P68"><text:span text:style-name="T69">Obs.:</text:span></text:p>
        <text:p text:style-name="P70"/>
        <text:p text:style-name="P71"><text:span text:style-name="T72">1- Na Capa deste documento deverá constar a versão do Projeto, a release (versão do módulo) e a versão deste Documento. E nesta página, deverá constar a<text:s/></text:span><text:span text:style-name="T73">versão do documento</text:span><text:span text:style-name="T74">.</text:span></text:p>
        <text:p text:style-name="P75"/>
        <text:p text:style-name="P76"><text:span text:style-name="T77"></text:span><text:span text:style-name="T78"><text:s/>Retirar esta observação no documento oficial.</text:span></text:p>
        <text:p text:style-name="P79"/>
        <text:p text:style-name="P80"/>
        <text:soft-page-break/>
        <text:p text:style-name="P81">Sumário</text:p>
        <text:p text:style-name="P82"/>
        <text:p text:style-name="P83"/>
        <text:table-of-content text:name="_TOC0">
          <text:table-of-content-source text:outline-level="2" text:use-outline-level="true" text:use-index-marks="false" text:use-index-source-styles="false" text:index-scope="document">
            <text:table-of-content-entry-template text:outline-level="1" text:style-name="Sumário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84"><text:a xlink:href="#_Toc288293738" office:target-frame-name="_top" xlink:show="replace"><text:span text:style-name="Hyperlink">1.</text:span><text:tab/><text:span text:style-name="Hyperlink">Introdução</text:span><text:tab/>4</text:a></text:p>
            <text:p text:style-name="P85"><text:a xlink:href="#_Toc288293739" office:target-frame-name="_top" xlink:show="replace"><text:span text:style-name="Hyperlink">2.</text:span><text:tab/><text:span text:style-name="Hyperlink">Requisitos de Funcionalidade</text:span><text:tab/>4</text:a></text:p>
            <text:p text:style-name="P86"><text:a xlink:href="#_Toc288293740" office:target-frame-name="_top" xlink:show="replace"><text:span text:style-name="Hyperlink">3.</text:span><text:tab/><text:span text:style-name="Hyperlink">Requisitos de Usabilidade</text:span><text:tab/>4</text:a></text:p>
            <text:p text:style-name="P87"><text:a xlink:href="#_Toc288293741" office:target-frame-name="_top" xlink:show="replace"><text:span text:style-name="Hyperlink">1.</text:span><text:tab/><text:span text:style-name="Hyperlink">Requisitos de Confiabilidade</text:span><text:tab/>5</text:a></text:p>
            <text:p text:style-name="P88"><text:a xlink:href="#_Toc288293742" office:target-frame-name="_top" xlink:show="replace"><text:span text:style-name="Hyperlink">1.</text:span><text:tab/><text:span text:style-name="Hyperlink">Requisitos de Performance</text:span><text:tab/>5</text:a></text:p>
            <text:p text:style-name="P89"><text:a xlink:href="#_Toc288293743" office:target-frame-name="_top" xlink:show="replace"><text:span text:style-name="Hyperlink">1.</text:span><text:tab/><text:span text:style-name="Hyperlink">Requisitos de Portabilidade</text:span><text:tab/>5</text:a></text:p>
            <text:p text:style-name="P90"><text:a xlink:href="#_Toc288293744" office:target-frame-name="_top" xlink:show="replace"><text:span text:style-name="Hyperlink">1.</text:span><text:tab/><text:span text:style-name="Hyperlink">Restrições do Sistema</text:span><text:tab/>6</text:a></text:p>
            <text:p text:style-name="P91"><text:a xlink:href="#_Toc288293745" office:target-frame-name="_top" xlink:show="replace"><text:span text:style-name="Hyperlink">1.</text:span><text:tab/><text:span text:style-name="Hyperlink">Referências</text:span><text:tab/>7</text:a></text:p>
            <text:p text:style-name="P92"><text:a xlink:href="#_Toc288293746" office:target-frame-name="_top" xlink:show="replace"><text:span text:style-name="Hyperlink">2.</text:span><text:tab/><text:span text:style-name="Hyperlink">Assinaturas</text:span><text:tab/>8</text:a></text:p>
          </text:index-body>
        </text:table-of-content>
        <text:p text:style-name="P93"/>
        <text:p text:style-name="P94"/>
        <text:soft-page-break/>
        <text:p text:style-name="P95">Especificações<text:s/>Geral de Requisitos</text:p>
        <text:p text:style-name="P96"/>
        <text:list text:style-name="WW8Num16">
          <text:list-item text:start-value="1">
            <text:p text:style-name="P97"><text:bookmark-start text:name="_Toc288293738"/>Introdução<text:bookmark-end text:name="_Toc288293738"/></text:p>
          </text:list-item>
        </text:list>
        <text:p text:style-name="Standard"/>
        <text:p text:style-name="P98">A proposta deste documento é definir os requisitos do sistema que não são capturados diretamente através dos casos de uso.</text:p>
        <text:p text:style-name="P99">Seu escopo abrange a definição de requisitos funcionais aplicáveis ao projeto como um todo, e requisitos não funcionais relativos à usabilidade, confiabilidade, performance e portabilidade. As restrições aplicáveis ao projeto também são definidas neste documento.</text:p>
        <text:p text:style-name="P100">Termos e abreviaturas específicos podem ser encontrados no Glossário do respectivo projeto.</text:p>
        <text:p text:style-name="Standard"/>
        <text:list text:style-name="WW8Num16" text:continue-numbering="true">
          <text:list-item>
            <text:p text:style-name="P101"><text:bookmark-start text:name="_Toc288293739"/>Requisitos de Funcionalidade<text:bookmark-end text:name="_Toc288293739"/></text:p>
          </text:list-item>
        </text:list>
        <text:p text:style-name="Standard"/>
        <text:p text:style-name="P102">[Relacionar e descrever os requisitos funcionais. Quando este tipo de requisito existir no contexto do projeto, descrever esta seção com o texto “Esta seção apresenta os requisitos funcionais que são aplicáveis ao projeto como um todo”. Caso contrário, preencher esta seção com o texto “Não aplicável para este projeto”].</text:p>
        <text:p text:style-name="P103"/>
        <text:p text:style-name="P104">[nome do requisito]</text:p>
        <text:p text:style-name="P105">Cadastrar/Atualizar/Visualizar/Consultar por id/excluir<text:s/>de Usuários</text:p>
        <text:p text:style-name="P106">Níveis de Acesso[usabilidade]</text:p>
        <text:p text:style-name="P107">Cadastrar/ Atualizar/Visualizar/Consultar com chave de busca/excluir<text:s/>de registros taxonômicos</text:p>
        <text:p text:style-name="P108">Só o coordenador que pode excluir [nível de acesso master]</text:p>
        <text:p text:style-name="P109">Gerar e Imprimir Relatório</text:p>
        <text:p text:style-name="P110">Imprimir registro</text:p>
        <text:p text:style-name="P111">O sistema no computador é apenas o servidor</text:p>
        <text:p text:style-name="P112">Todos esses registros são feitos via web, o que diferencia é o nível de acesso<text:s/></text:p>
        <text:p text:style-name="P113">Existem pessoas que vão apenas consultar através de uma chave de busca, outros como o coordenador pode fazer tudo, ele é o máximo.</text:p>
        <text:p text:style-name="P114"/>
        <text:p text:style-name="P115"/>
        <text:p text:style-name="P116"/>
        <text:p text:style-name="P117">[Descrever o requisito funcional]</text:p>
        <text:p text:style-name="Standard"/>
        <text:list text:style-name="WW8Num16" text:continue-numbering="true">
          <text:list-item>
            <text:p text:style-name="P118"><text:bookmark-start text:name="_Toc288293740"/>Requisitos de Usabilidade<text:bookmark-end text:name="_Toc288293740"/></text:p>
          </text:list-item>
        </text:list>
        <text:p text:style-name="Standard"/>
        <text:p text:style-name="P119">[Relacionar e descrever os requisitos de usabilidade. Quando este tipo de requisito existir no contexto do projeto, descrever esta seção com o texto “Esta seção apresenta os requisitos que estão diretamente relacionados à utilização do sistema pelo usuário. Suas características estão<text:s/><text:soft-page-break/>definidas na tabela abaixo”. Caso contrário, preencher esta seção com o texto “Seção não aplicável para este projeto”.].</text:p>
        <text:p text:style-name="P120"/>
        <text:p text:style-name="P121">[Exemplos de requisitos de usabilidade]:</text:p>
        <text:list text:style-name="WW8Num26">
          <text:list-item>
            <text:p text:style-name="P122">Interoperabilidade – A interação do sistema com o usuário deve ser fácil e efetiva;</text:p>
          </text:list-item>
          <text:list-item>
            <text:p text:style-name="P123">Documentação de fácil acesso – a documentação relativa às funcionalidades deve ser obtida a partir do sistema;</text:p>
          </text:list-item>
          <text:list-item>
            <text:p text:style-name="P124">Clareza da documentação – a documentação deve estar escrita de forma clara e de fácil entendimento para o usuário;</text:p>
          </text:list-item>
          <text:list-item>
            <text:p text:style-name="P125">Suporte On-Line – a ajuda necessária para a execução das funcionalidades deve ser disponibilizada dentro do próprio<text:s/>sistema.</text:p>
          </text:list-item>
        </text:list>
        <text:p text:style-name="P126">[nome do requisito]</text:p>
        <text:p text:style-name="P127"/>
        <text:p text:style-name="P128">[Descrever o requisito de usabilidade]</text:p>
        <text:p text:style-name="P129"/>
        <text:p text:style-name="P130">Deve existir diversos níveis de acesso, ou seja, para cada usuário um tipo de acesso e tal e tal e tal</text:p>
        <text:p text:style-name="Standard"/>
        <text:p text:style-name="Standard"/>
        <text:list text:style-name="WW8Num16">
          <text:list-item text:start-value="1">
            <text:p text:style-name="P131"><text:bookmark-start text:name="_Toc288293741"/>Requisitos de Confiabilidade<text:bookmark-end text:name="_Toc288293741"/></text:p>
          </text:list-item>
        </text:list>
        <text:p text:style-name="Standard"/>
        <text:p text:style-name="P132">[Relacionar e descrever os requisitos de confiabilidade. Quando este tipo de requisito existir no contexto do projeto, descrever esta seção com o texto<text:s/>“Esta seção apresenta os requisitos que estão relacionados com a confiabilidade do sistema ou que afetam a mesma”. Caso contrário, preencher esta seção com o texto “Seção não aplicável para este projeto”.].</text:p>
        <text:p text:style-name="P133"/>
        <text:p text:style-name="P134">[Exemplos de requisitos de confiabilidade]:</text:p>
        <text:list text:style-name="WW8Num14">
          <text:list-item>
            <text:p text:style-name="P135">Disponibilidade da aplicação – a aplicação deve estar disponível 24 horas por dia;</text:p>
          </text:list-item>
          <text:list-item>
            <text:p text:style-name="P136">Falha de comunicação – em caso de falha de comunicação, a aplicação não deve</text:p>
          </text:list-item>
        </text:list>
        <text:p text:style-name="P137"><text:tab/>permitir a corrupção dos dados transmitidos para o servidor.</text:p>
        <text:p text:style-name="P138"/>
        <text:p text:style-name="P139">[nome do requisito]</text:p>
        <text:p text:style-name="P140"/>
        <text:p text:style-name="P141">Os requisitos de confiabilidade, são mais ligados aos dados, não pode perder dados, não pode parar o sistema quando o moço for trabalhar. Etc etc etc</text:p>
        <text:p text:style-name="P142"/>
        <text:p text:style-name="P143">[Descrever o<text:s/>requisito de confiabilidade]</text:p>
        <text:p text:style-name="P144">Quebra de banco de dados, dividir o banco de dados em vários computadores, sem que isso seja percebido, ou prejudicial, como fazer isso? Perguntando pro professor Guilliano Rangel</text:p>
        <text:p text:style-name="Standard"/>
        <text:list text:style-name="WW8Num16">
          <text:list-item text:start-value="1">
            <text:p text:style-name="P145"><text:bookmark-start text:name="_Toc288293742"/>Requisitos de Performance<text:bookmark-end text:name="_Toc288293742"/></text:p>
          </text:list-item>
        </text:list>
        <text:p text:style-name="Standard"/>
        <text:p text:style-name="Standard">Quantos usuários poderão estar logados ao mesmo tempo (100.000? 5.000), o sistema deverá ter um banco de dados que suporte imagens, ou seja, deverá ser bem robusta.</text:p>
        <text:p text:style-name="Standard"/>
        <text:p text:style-name="P146">[Relacionar e descrever os requisitos de performance. Quando este tipo de requisito existir no contexto do projeto, descrever esta seção com o texto “Esta seção apresenta os requisitos que<text:s/><text:soft-page-break/>estão relacionados com a performance do sistema ou que afetam a mesma”. Caso contrário, preencher esta seção com o texto “Seção não aplicável para este projeto”]</text:p>
        <text:p text:style-name="P147"/>
        <text:p text:style-name="P148">[Exemplos de requisitos de performance]:</text:p>
        <text:p text:style-name="P149"/>
        <text:list text:style-name="WW8Num23">
          <text:list-item>
            <text:p text:style-name="P150">Acessos simultâneos – o sistema deve permitir que, no horário<text:s/>do meio dia, até 1200 pessoas possam realizar seus pedidos de compra simultaneamente, sem afetar a performance do sistema;</text:p>
          </text:list-item>
        </text:list>
        <text:p text:style-name="P151"/>
        <text:list text:style-name="WW8Num23" text:continue-numbering="true">
          <text:list-item>
            <text:p text:style-name="P152">Tempo de resposta - os usuários do sistema devem ter seus pedidos processados em até 9 segundos, após a solicitação.</text:p>
          </text:list-item>
        </text:list>
        <text:p text:style-name="P153">[nome do<text:s/>requisito]</text:p>
        <text:p text:style-name="P154"/>
        <text:p text:style-name="P155">[Descrever o requisito de performance]</text:p>
        <text:p text:style-name="P156"/>
        <text:p text:style-name="P157">É ligado ao desempenho, por exemplo a arquivos d imagem não pode prejudicar o acesso ao banco de dados. Etc etc etc</text:p>
        <text:p text:style-name="Standard"/>
        <text:p text:style-name="Standard"/>
        <text:list text:style-name="WW8Num16">
          <text:list-item text:start-value="1">
            <text:p text:style-name="P158"><text:bookmark-start text:name="_Toc288293743"/>Requisitos de Portabilidade<text:bookmark-end text:name="_Toc288293743"/></text:p>
          </text:list-item>
        </text:list>
        <text:p text:style-name="Standard"/>
        <text:p text:style-name="P159">[Relacionar e descrever os requisitos de portabilidade. Quando este tipo de requisito existir no contexto do projeto, descrever esta seção com o texto “Esta seção apresenta os requisitos que estão relacionados com a portabilidade ou manutenibilidade do sistema ou que afetam a mesma”. Caso contrário, preencher esta seção com o texto “Seção não aplicável para este projeto”.].</text:p>
        <text:p text:style-name="P160"><text:s/>[Exemplos de requisitos de portabilidade]:</text:p>
        <text:list text:style-name="WW8Num3">
          <text:list-item>
            <text:p text:style-name="P161"><text:span text:style-name="T162">Compatibi</text:span><text:span text:style-name="T163">lidade com plataformas de banco de dados distintas – o sistema deve permitir o acesso às informações distribuídas geograficamente nas plataformas SQL Server e<text:s/></text:span><text:span text:style-name="T164">Oracle</text:span><text:span text:style-name="T165">.</text:span></text:p>
          </text:list-item>
        </text:list>
        <text:p text:style-name="P166"/>
        <text:p text:style-name="P167">[nome do requisito]</text:p>
        <text:p text:style-name="P168"/>
        <text:p text:style-name="P169">[Descrever o requisito de performance]</text:p>
        <text:p text:style-name="P170"/>
        <text:p text:style-name="Standard"/>
        <text:list text:style-name="WW8Num16">
          <text:list-item text:start-value="1">
            <text:p text:style-name="P171"><text:bookmark-start text:name="_Toc288293744"/>Restrições do Sistema<text:bookmark-end text:name="_Toc288293744"/></text:p>
          </text:list-item>
        </text:list>
        <text:p text:style-name="Standard"/>
        <text:p text:style-name="P172">[Relacionar e descrever as restrições de design. Quando esta restrição existir no contexto do projeto, descrever esta seção com o texto “Esta seção lista qualquer restrição de design imposta ao sistema que será construído”. Caso contrário, preencher esta seção com o texto “Seção não aplicável para este projeto”.].</text:p>
        <text:p text:style-name="P173"/>
        <text:p text:style-name="P174">[Exemplos de restrições impostas ao sistema]:</text:p>
        <text:p text:style-name="P175"/>
        <text:list text:style-name="WW8Num3">
          <text:list-item>
            <text:p text:style-name="P176">Integração obrigatória com outro sistema;</text:p>
          </text:list-item>
          <text:list-item>
            <text:p text:style-name="P177">Utilização de plataforma de desenvolvimento específica;</text:p>
          </text:list-item>
          <text:list-item>
            <text:p text:style-name="P178">Utilização de ferramentas específicas.</text:p>
          </text:list-item>
        </text:list>
        <text:p text:style-name="P179"/>
        <text:p text:style-name="P180">[nome da restrição]</text:p>
        <text:p text:style-name="P181">[Descrever a restrição imposta ao sistema]</text:p>
        <text:p text:style-name="Standard"/>
        <text:p text:style-name="Standard"/>
        <text:list text:style-name="WW8Num16">
          <text:list-item text:start-value="1">
            <text:p text:style-name="P182"><text:bookmark-start text:name="_Toc288293745"/><text:soft-page-break/>Referências<text:bookmark-end text:name="_Toc288293745"/></text:p>
          </text:list-item>
        </text:list>
        <text:p text:style-name="Standard"/>
        <text:p text:style-name="P183">Esta seção apresenta todas as referências utilizadas na elaboração deste documento.</text:p>
        <text:p text:style-name="P184"/>
        <table:table table:style-name="Table185">
          <table:table-columns>
            <table:table-column table:style-name="TableColumn186"/>
            <table:table-column table:style-name="TableColumn187"/>
          </table:table-columns>
          <table:table-row table:style-name="TableRow188">
            <table:table-cell table:style-name="TableCell189">
              <text:p text:style-name="P190">1.</text:p>
            </table:table-cell>
            <table:table-cell table:style-name="TableCell191">
              <text:p text:style-name="P192">[Descrição da referência]</text:p>
            </table:table-cell>
          </table:table-row>
          <table:table-row table:style-name="TableRow193">
            <table:table-cell table:style-name="TableCell194">
              <text:p text:style-name="P195">2.</text:p>
            </table:table-cell>
            <table:table-cell table:style-name="TableCell196">
              <text:p text:style-name="P197">[Descrição da referência]</text:p>
            </table:table-cell>
          </table:table-row>
        </table:table>
        <text:p text:style-name="P198"/>
        <text:p text:style-name="P199">[Para apresentação das referências,<text:s/>deve-se utilizar a norma aprovada pela ABNT (Associação Brasileira de Normas Técnicas) relativa à apresentação de referências bibliográficas, identificada como NBR 6023:2000 – Referências Bibliográficas].</text:p>
        <text:p text:style-name="Standard"/>
        <text:list text:style-name="WW8Num16" text:continue-numbering="true">
          <text:list-item>
            <text:p text:style-name="P200"><text:bookmark-start text:name="_Toc288293746"/><text:soft-page-break/>Assinaturas<text:bookmark-end text:name="_Toc288293746"/></text:p>
          </text:list-item>
        </text:list>
        <text:p text:style-name="Standard"/>
        <text:p text:style-name="P201"><text:span text:style-name="T202">Os abaixo assinados estão de acordo<text:s/></text:span><text:span text:style-name="T203">com o conteúdo do documento “</text:span><text:span text:style-name="T204">Especificações Suplementares</text:span><text:span text:style-name="T205">”, do Sistema &lt;</text:span><text:span text:style-name="T206">Nome do Sistema</text:span><text:span text:style-name="T207">&gt;, versão<text:s/></text:span><text:span text:style-name="T208">9.9</text:span><text:span text:style-name="T209">,</text:span><text:span text:style-name="T210"><text:s/>Módulo<text:s/></text:span><text:span text:style-name="T211">&lt;</text:span><text:span text:style-name="T212">Nome do Módulo – apenas se o Sistema estiver repartido em Módulos</text:span><text:span text:style-name="T213">&gt;, release<text:s/></text:span><text:span text:style-name="T214">9.9</text:span><text:span text:style-name="T215"><text:s/>&lt;Nº. da versão do módulo&gt;</text:span><text:span text:style-name="T216">.</text:span></text:p>
        <text:p text:style-name="RUPCorpo1"/>
        <table:table table:style-name="Table217">
          <table:table-columns>
            <table:table-column table:style-name="TableColumn218"/>
            <table:table-column table:style-name="TableColumn219"/>
          </table:table-columns>
          <table:table-row table:style-name="TableRow220">
            <table:table-cell table:style-name="TableCell221">
              <text:p text:style-name="P222"/>
              <text:p text:style-name="P223">Data: ___/___/_____</text:p>
              <text:p text:style-name="P224"/>
              <text:p text:style-name="P225"/>
              <text:p text:style-name="P226"/>
            </table:table-cell>
            <table:table-cell table:style-name="TableCell227">
              <text:p text:style-name="P228"/>
              <text:p text:style-name="P229">Data: ___/___/_____</text:p>
              <text:p text:style-name="P230"/>
              <text:p text:style-name="P231"/>
              <text:p text:style-name="P232"/>
            </table:table-cell>
          </table:table-row>
          <table:table-row table:style-name="TableRow233">
            <table:table-cell table:style-name="TableCell234">
              <text:p text:style-name="P235">Nome Completo</text:p>
              <text:p text:style-name="P236">Cargo</text:p>
              <text:p text:style-name="P237">Sigla da Superintendência</text:p>
            </table:table-cell>
            <table:table-cell table:style-name="TableCell238">
              <text:p text:style-name="P239">Nome Completo</text:p>
              <text:p text:style-name="P240">Cargo</text:p>
              <text:p text:style-name="P241">Sigla da Superintendência</text:p>
            </table:table-cell>
          </table:table-row>
        </table:table>
        <text:p text:style-name="RUPCorpo1"/>
        <text:p text:style-name="RUPCorpo1"/>
        <table:table table:style-name="Table242">
          <table:table-columns>
            <table:table-column table:style-name="TableColumn243"/>
            <table:table-column table:style-name="TableColumn244"/>
          </table:table-columns>
          <table:table-row table:style-name="TableRow245">
            <table:table-cell table:style-name="TableCell246">
              <text:p text:style-name="P247"/>
              <text:p text:style-name="P248">Data: ___/___/_____</text:p>
              <text:p text:style-name="P249"/>
              <text:p text:style-name="P250"/>
              <text:p text:style-name="P251"/>
            </table:table-cell>
            <table:table-cell table:style-name="TableCell252">
              <text:p text:style-name="P253"/>
              <text:p text:style-name="P254">Data: ___/___/_____</text:p>
              <text:p text:style-name="P255"/>
              <text:p text:style-name="P256"/>
              <text:p text:style-name="P257"/>
            </table:table-cell>
          </table:table-row>
          <table:table-row table:style-name="TableRow258">
            <table:table-cell table:style-name="TableCell259">
              <text:p text:style-name="P260">Nome Completo</text:p>
              <text:p text:style-name="P261">Cargo</text:p>
              <text:p text:style-name="P262">Sigla da Superintendência</text:p>
            </table:table-cell>
            <table:table-cell table:style-name="TableCell263">
              <text:p text:style-name="P264">Nome Completo</text:p>
              <text:p text:style-name="P265">Cargo</text:p>
              <text:p text:style-name="P266">Sigla da Superintendência</text:p>
            </table:table-cell>
          </table:table-row>
        </table:table>
        <text:p text:style-name="Standard"/>
        <text:p text:style-name="P26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 fo:margin-left="0.7in" fo:text-indent="-0.7in">
        <style:tab-stops>
          <style:tab-stop style:type="center" style:position="0.6347in"/>
          <style:tab-stop style:type="center" style:position="0.7in"/>
        </style:tab-stops>
      </style:paragraph-properties>
      <style:text-properties style:font-name="Tahoma" fo:font-weight="bold" style:font-weight-asian="bold" fo:color="#000000" fo:font-size="8pt" style:font-size-asian="8pt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widows="0" fo:orphans="0" fo:margin-top="0.1666in" fo:margin-bottom="0.0416in" style:line-height-at-least="0.1666in" fo:margin-left="0.8in" fo:text-indent="-0.8in">
        <style:tab-stops>
          <style:tab-stop style:type="left" style:position="0.8in"/>
        </style:tab-stops>
      </style:paragraph-properties>
      <style:text-properties fo:font-style="italic" style:font-style-asian="italic" fo:font-size="11pt" style:font-size-asian="11pt" style:font-size-complex="10pt" fo:language="en" fo:country="US" fo:hyphenate="false"/>
    </style:style>
    <style:style style:name="Heading7" style:display-name="Heading 7" style:family="paragraph" style:parent-style-name="Standard" style:next-style-name="Standard" style:default-outline-level="7">
      <style:paragraph-properties fo:widows="0" fo:orphans="0" fo:margin-top="0.1666in" fo:margin-bottom="0.0416in" style:line-height-at-least="0.1666in" fo:margin-left="0.9in" fo:text-indent="-0.9in">
        <style:tab-stops>
          <style:tab-stop style:type="left" style:position="0.9in"/>
        </style:tab-stops>
      </style:paragraph-properties>
      <style:text-properties fo:font-size="10pt" style:font-size-asian="10pt" style:font-size-complex="10pt" fo:language="en" fo:country="US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widows="0" fo:orphans="0" fo:margin-top="0.1666in" fo:margin-bottom="0.0416in" style:line-height-at-least="0.1666in" fo:margin-left="1.1in" fo:text-indent="-1.1in">
        <style:tab-stops>
          <style:tab-stop style:type="left" style:position="1.1in"/>
        </style:tab-stops>
      </style:paragraph-properties>
      <style:text-properties fo:font-weight="bold" style:font-weight-asian="bold" fo:font-style="italic" style:font-style-asian="italic" fo:font-size="9pt" style:font-size-asian="9pt" style:font-size-complex="10pt" fo:language="en" fo:country="US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color="#000000" fo:hyphenate="false"/>
    </style:style>
    <style:style style:name="RUPNível2" style:display-name="RUP Nível 2" style:family="paragraph" style:parent-style-name="Standard" style:next-style-name="RUPNível3">
      <style:paragraph-properties fo:keep-with-next="always" fo:text-align="justify" fo:margin-top="0.1666in"/>
      <style:text-properties style:font-name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" style:next-style-name="RUPCorpo1">
      <style:paragraph-properties fo:text-align="justify" fo:margin-top="0.125in">
        <style:tab-stops>
          <style:tab-stop style:type="left" style:position="0.5in"/>
        </style:tab-stops>
      </style:paragraph-properties>
      <style:text-properties style:font-name="Arial" fo:font-size="10pt" style:font-size-asian="10pt" style:font-size-complex="10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Nível1" style:display-name="Nível 1" style:family="paragraph" style:next-style-name="RUPNível2" style:list-style-name="WW8Num24">
      <style:paragraph-properties fo:keep-with-next="always" fo:widows="2" fo:orphans="2" fo:margin-top="0.1666in"/>
      <style:text-properties style:font-name="Arial" style:font-name-asian="Arial" style:font-name-complex="Times New Roman" fo:font-weight="bold" style:font-weight-asian="bold" fo:text-transform="uppercase" style:font-size-complex="10pt" fo:hyphenate="false"/>
    </style:style>
    <style:style style:name="RUPCorpo2" style:display-name="RUP Corpo 2" style:family="paragraph">
      <style:paragraph-properties fo:widows="2" fo:orphans="2" fo:text-align="justify" fo:margin-top="0.0833in" fo:text-indent="0.3937in"/>
      <style:text-properties style:font-name="Arial" style:font-name-asian="Arial" style:font-name-complex="Arial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">
      <style:paragraph-properties fo:text-align="justify" fo:background-color="#D8D8D8"/>
      <style:text-properties style:font-name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Estilo3" style:display-name="Estilo3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CabeçalhodoSumário" style:display-name="Cabeçalho do Sumário" style:family="paragraph" style:parent-style-name="Heading1" style:list-style-name="WW8StyleNum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complex="Times New Roman" style:font-weight-complex="normal" fo:font-size="18pt" style:font-size-asian="18pt" style:font-size-complex="10pt" fo:language="en" fo:country="US" fo:hyphenate="false"/>
    </style:style>
    <style:style style:name="Data" style:display-name="Data" style:family="paragraph" style:parent-style-name="Standard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">
      <style:paragraph-properties style:punctuation-wrap="simple" style:text-autospace="none" fo:margin-top="0.0416in" fo:margin-bottom="0.0416in"/>
      <style:text-properties style:font-name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Instruções" style:display-name="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Corpo1" style:display-name="Corpo 1" style:family="paragraph">
      <style:paragraph-properties fo:widows="2" fo:orphans="2" fo:text-align="justify" fo:margin-top="0.0833in" fo:text-indent="0.2951in"/>
      <style:text-properties style:font-name-asian="Arial" style:font-name-complex="Times New Roman" style:font-size-complex="10pt" fo:hyphenate="false"/>
    </style:style>
    <style:style style:name="RUPNível4" style:display-name="RUP Nível 4" style:family="paragraph" style:next-style-name="Corpo1">
      <style:paragraph-properties fo:widows="2" fo:orphans="2" fo:text-align="justify" fo:margin-top="0.0833in" fo:margin-left="0.5833in" fo:text-indent="-0.5833in">
        <style:tab-stops>
          <style:tab-stop style:type="left" style:position="0.5833in"/>
        </style:tab-stops>
      </style:paragraph-properties>
      <style:text-properties style:font-name="Arial" style:font-name-asian="Arial" style:font-name-complex="Times New Roman" fo:font-size="10pt" style:font-size-asian="10pt" style:font-size-complex="10pt" fo:hyphenate="false"/>
    </style:style>
    <style:style style:name="RUPNível1" style:display-name="RUP Nível 1" style:family="paragraph" style:next-style-name="numeraçãonível2">
      <style:paragraph-properties fo:keep-with-next="always" fo:widows="2" fo:orphans="2" fo:margin-top="0.1666in" fo:margin-left="0.25in" fo:text-indent="-0.25in">
        <style:tab-stops>
          <style:tab-stop style:type="left" style:position="0.25in"/>
        </style:tab-stops>
      </style:paragraph-properties>
      <style:text-properties style:font-name="Arial" style:font-name-asian="Arial" style:font-name-complex="Times New Roman" fo:font-weight="bold" style:font-weight-asian="bold" fo:font-style="italic" style:font-style-asian="italic" fo:text-transform="uppercase" style:font-size-complex="10pt" fo:hyphenate="false"/>
    </style:style>
    <style:style style:name="numeraçãonível2" style:display-name="numeração nível 2" style:family="paragraph" style:next-style-name="RUPNível3">
      <style:paragraph-properties fo:keep-with-next="always" fo:widows="2" fo:orphans="2" fo:text-align="justify" fo:margin-top="0.1666in" fo:margin-left="0.7958in" fo:text-indent="-0.5in">
        <style:tab-stops>
          <style:tab-stop style:type="left" style:position="0.7958in"/>
        </style:tab-stops>
      </style:paragraph-properties>
      <style:text-properties style:font-name="Arial" style:font-name-asian="Arial" style:font-name-complex="Times New Roman" fo:font-weight="bold" style:font-weight-asian="bold" fo:color="#000080" fo:font-size="10pt" style:font-size-asian="10pt" style:font-size-complex="10pt" fo:hyphenate="false"/>
    </style:style>
    <style:style style:name="Table" style:display-name="Table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Corpodetexto2" style:display-name="Corpo de texto 2" style:family="paragraph" style:parent-style-name="Standard">
      <style:paragraph-properties style:punctuation-wrap="simple" style:text-autospace="none" fo:margin-bottom="0.1666in" fo:margin-left="1in">
        <style:tab-stops/>
      </style:paragraph-properties>
      <style:text-properties fo:font-style="italic" style:font-style-asian="italic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/>
    </style:style>
    <style:style style:name="WW8Num3z2" style:display-name="WW8Num3z2" style:family="text">
      <style:text-properties style:font-name="Wingdings"/>
    </style:style>
    <style:style style:name="WW8Num4z0" style:display-name="WW8Num4z0" style:family="text">
      <style:text-properties style:font-name="Wingdings"/>
    </style:style>
    <style:style style:name="WW8Num4z1" style:display-name="WW8Num4z1" style:family="text">
      <style:text-properties style:font-name="Courier New" style:font-name-complex="Courier New"/>
    </style:style>
    <style:style style:name="WW8Num4z3" style:display-name="WW8Num4z3" style:family="text">
      <style:text-properties style:font-name="Symbol"/>
    </style:style>
    <style:style style:name="WW8Num8z0" style:display-name="WW8Num8z0" style:family="text">
      <style:text-properties style:font-name="Wingdings"/>
    </style:style>
    <style:style style:name="WW8Num11z0" style:display-name="WW8Num11z0" style:family="text">
      <style:text-properties style:font-name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3" style:display-name="WW8Num11z3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3z0" style:display-name="WW8Num13z0" style:family="text">
      <style:text-properties style:font-name="Wingdings"/>
    </style:style>
    <style:style style:name="WW8Num13z1" style:display-name="WW8Num13z1" style:family="text">
      <style:text-properties style:font-name="Courier New" style:font-name-complex="Courier New"/>
    </style:style>
    <style:style style:name="WW8Num13z3" style:display-name="WW8Num13z3" style:family="text">
      <style:text-properties style:font-name="Symbol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/>
    </style:style>
    <style:style style:name="WW8Num14z2" style:display-name="WW8Num14z2" style:family="text">
      <style:text-properties style:font-name="Wingdings"/>
    </style:style>
    <style:style style:name="WW8Num19z0" style:display-name="WW8Num19z0" style:family="text">
      <style:text-properties style:font-name="Wingdings"/>
    </style:style>
    <style:style style:name="WW8Num19z1" style:display-name="WW8Num19z1" style:family="text">
      <style:text-properties style:font-name="Courier New" style:font-name-complex="Courier New"/>
    </style:style>
    <style:style style:name="WW8Num19z3" style:display-name="WW8Num19z3" style:family="text">
      <style:text-properties style:font-name="Symbol"/>
    </style:style>
    <style:style style:name="WW8Num20z0" style:display-name="WW8Num20z0" style:family="text">
      <style:text-properties style:font-name="Wingdings" fo:font-size="8pt" style:font-size-asian="8pt" style:font-size-complex="8pt"/>
    </style:style>
    <style:style style:name="WW8Num20z1" style:display-name="WW8Num20z1" style:family="text">
      <style:text-properties fo:font-size="8pt" style:font-size-asian="8pt" style:font-size-complex="8pt"/>
    </style:style>
    <style:style style:name="WW8Num20z2" style:display-name="WW8Num20z2" style:family="text">
      <style:text-properties style:font-name="Wingdings"/>
    </style:style>
    <style:style style:name="WW8Num20z3" style:display-name="WW8Num20z3" style:family="text">
      <style:text-properties style:font-name="Symbol"/>
    </style:style>
    <style:style style:name="WW8Num20z4" style:display-name="WW8Num20z4" style:family="text">
      <style:text-properties style:font-name="Courier New" style:font-name-complex="Courier New"/>
    </style:style>
    <style:style style:name="WW8Num22z0" style:display-name="WW8Num22z0" style:family="text">
      <style:text-properties style:font-name="Wingdings"/>
    </style:style>
    <style:style style:name="WW8Num23z0" style:display-name="WW8Num23z0" style:family="text">
      <style:text-properties style:font-name="Symbol"/>
    </style:style>
    <style:style style:name="WW8Num23z1" style:display-name="WW8Num23z1" style:family="text">
      <style:text-properties style:font-name="Courier New"/>
    </style:style>
    <style:style style:name="WW8Num23z2" style:display-name="WW8Num23z2" style:family="text">
      <style:text-properties style:font-name="Wingdings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/>
    </style:style>
    <style:style style:name="WW8Num26z2" style:display-name="WW8Num26z2" style:family="text">
      <style:text-properties style:font-name="Wingdings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1" style:family="text">
      <style:text-properties style:font-name="Wingdings"/>
    </style:style>
    <text:list-style style:name="WW8Num8" style:display-name="WW8Num8">
      <text:list-level-style-bullet text:level="1" text:style-name="WW_CharLFO8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0" style:display-name="WW8Num1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">
        <style:list-level-properties/>
        <style:text-properties style:font-name="Wingdings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Symbol"/>
    </style:style>
    <text:list-style style:name="WW8Num12" style:display-name="WW8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">
        <style:list-level-properties/>
        <style:text-properties style:font-name="Wingdings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WW8Num15" style:display-name="WW8Num15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9" style:display-name="WW8Num19">
      <text:list-level-style-bullet text:level="1" text:style-name="WW_CharLFO19LVL1" text:bullet-char="">
        <style:list-level-properties/>
        <style:text-properties style:font-name="Wingdings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Wingdings" fo:font-size="8pt" style:font-size-asian="8pt" style:font-size-complex="8pt"/>
    </style:style>
    <style:style style:name="WW_CharLFO20LVL2" style:family="text">
      <style:text-properties fo:font-size="8pt" style:font-size-asian="8pt" style:font-size-complex="8pt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bullet text:level="1" text:style-name="WW_CharLFO20LVL1" text:bullet-char="">
        <style:list-level-properties/>
        <style:text-properties style:font-name="Wingdings"/>
      </text:list-level-style-bullet>
      <text:list-level-style-number text:level="2" text:style-name="WW_CharLFO20LVL2" style:num-suffix="." style:num-format="1">
        <style:list-level-properties/>
      </text:list-level-style-number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21" style:display-name="WW8Num2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2LVL1" style:family="text">
      <style:text-properties style:font-name="Wingdings"/>
    </style:style>
    <text:list-style style:name="WW8Num22" style:display-name="WW8Num22">
      <text:list-level-style-bullet text:level="1" text:style-name="WW_CharLFO22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23" style:display-name="WW8Num23">
      <text:list-level-style-bullet text:level="1" text:style-name="WW_CharLFO23LVL1" text:bullet-char="">
        <style:list-level-properties/>
        <style:text-properties style:font-name="Symbol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26" style:display-name="WW8Num26">
      <text:list-level-style-bullet text:level="1" text:style-name="WW_CharLFO26LVL1" text:bullet-char="">
        <style:list-level-properties/>
        <style:text-properties style:font-name="Symbol"/>
      </text:list-level-style-bullet>
      <text:list-level-style-bullet text:level="2" text:style-name="WW_CharLFO26LVL2" text:bullet-char="o">
        <style:list-level-properties/>
        <style:text-properties style:font-name="Courier New"/>
      </text:list-level-style-bullet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text:list-style style:name="WW8StyleNum" style:display-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in" fo:margin-left="0.7875in" fo:margin-bottom="0.724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631in"/>
      </style:footer-style>
    </style:page-layout>
    <style:style style:name="P2" style:parent-style-name="Footer" style:family="paragraph">
      <style:paragraph-properties>
        <style:tab-stops/>
      </style:paragraph-properties>
    </style:style>
  </office:automatic-styles>
  <office:master-styles>
    <style:master-page style:name="MP0" style:page-layout-name="PL0">
      <style:header>
        <text:p text:style-name="Header"><text:s text:c="94"/></text:p>
        <text:p text:style-name="Header"><text:s text:c="335"/></text:p>
      </style:header>
      <style:footer>
        <text:p text:style-name="P2"><text:span text:style-name="PageNumber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meta:initial-creator>Lena Lúcia de Moraes</meta:initial-creator>
    <dc:creator>Waleria</dc:creator>
    <meta:creation-date>2010-02-26T09:42:00Z</meta:creation-date>
    <dc:date>2011-03-19T13:53:00Z</dc:date>
    <meta:template xlink:href="Normal" xlink:type="simple"/>
    <meta:editing-cycles>3</meta:editing-cycles>
    <meta:editing-duration>PT3600S</meta:editing-duration>
    <meta:document-statistic meta:page-count="9" meta:paragraph-count="16" meta:word-count="1292" meta:character-count="8256" meta:row-count="58" meta:non-whitespace-character-count="6980"/>
  </office:meta>
</office:document-meta>
</file>